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trl + kliknout a/nebo klik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také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ep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ep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ep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Hvězdy a cedule</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Vývojový diagram</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levé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ep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